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6cm" fo:min-width="4.437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6cm" fo:min-width="5.142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7cm" fo:min-width="5.141cm" fo:padding-top="0.201cm" fo:padding-bottom="0.201cm" fo:padding-left="0.326cm" fo:padding-right="0.326cm"/>
    </style:style>
    <style:style style:name="gr6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509cm" fo:min-width="1.008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152cm" svg:stroke-color="#000000" draw:fill="none" draw:fill-color="#ffffff" fo:min-height="5.115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svg:stroke-opacity="95%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9.2999992370605pt"/>
    </style:style>
    <style:style style:name="P4" style:family="paragraph">
      <style:text-properties fo:font-family="Impact" style:font-family-generic="swiss" style:font-pitch="variable" fo:font-style="italic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9.2999992370605pt"/>
    </style:style>
    <style:style style:name="T2" style:family="text">
      <style:text-properties fo:font-size="19.2999992370605pt" fo:font-style="italic"/>
    </style:style>
    <style:style style:name="T3" style:family="text">
      <style:text-properties fo:font-family="Impact" style:font-family-generic="swiss" style:font-pitch="variable" fo:font-style="italic"/>
    </style:style>
    <style:style style:name="T4" style:family="text">
      <style:text-properties fo:font-family="Arial" style:font-family-generic="swiss" style:font-pitch="variable" fo:font-style="italic"/>
    </style:style>
    <style:style style:name="T5" style:family="text">
      <style:text-properties fo:font-family="Arial" style:font-family-generic="swiss" style:font-pitch="variable" fo:font-size="14pt" fo:font-style="italic"/>
    </style:style>
    <style:style style:name="T6" style:family="text">
      <style:text-properties fo:font-family="Impact" style:font-family-generic="swiss" style:font-pitch="variable" fo:font-size="14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6.35cm" svg:height="4.445cm" svg:x="9.525cm" svg:y="3.175cm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2" draw:text-style-name="P1" xml:id="id2" draw:id="id2" draw:layer="layout" svg:width="7.469cm" svg:height="4.48cm" svg:x="4.318cm" svg:y="12.361cm">
          <text:p/>
        </draw:rect>
        <draw:rect draw:style-name="gr2" draw:text-style-name="P1" xml:id="id3" draw:id="id3" draw:layer="layout" svg:width="7.469cm" svg:height="4.48cm" svg:x="13.486cm" svg:y="12.246cm">
          <text:p/>
        </draw:rect>
        <draw:frame draw:style-name="gr3" draw:text-style-name="P3" draw:layer="layout" svg:width="5.48cm" svg:height="1.927cm" svg:x="9.971cm" svg:y="4.592cm">
          <draw:text-box>
            <text:p text:style-name="P2"><text:span text:style-name="T1"><text:s text:c="5"/></text:span><text:span text:style-name="T1">TreeMap</text:span></text:p>
            <text:p text:style-name="P2"><text:span text:style-name="T2">x1 = 3248 bytes</text:span></text:p>
          </draw:text-box>
        </draw:frame>
        <draw:frame draw:style-name="gr4" draw:text-style-name="P3" draw:layer="layout" svg:width="6.238cm" svg:height="1.927cm" svg:x="4.963cm" svg:y="13.524cm">
          <draw:text-box>
            <text:p text:style-name="P2"><text:span text:style-name="T1"><text:s text:c="8"/></text:span><text:span text:style-name="T1">Double</text:span></text:p>
            <text:p text:style-name="P2"><text:span text:style-name="T2">x100 = 1600 bytes</text:span></text:p>
          </draw:text-box>
        </draw:frame>
        <draw:frame draw:style-name="gr5" draw:text-style-name="P3" draw:layer="layout" svg:width="6.238cm" svg:height="1.927cm" svg:x="13.987cm" svg:y="13.408cm">
          <draw:text-box>
            <text:p text:style-name="P2"><text:span text:style-name="T1"><text:s text:c="8"/></text:span><text:span text:style-name="T1">Double</text:span></text:p>
            <text:p text:style-name="P2"><text:span text:style-name="T2">x100 = 1600 bytes</text:span></text:p>
          </draw:text-box>
        </draw:frame>
        <draw:connector draw:style-name="gr6" draw:text-style-name="P1" draw:layer="layout" draw:type="line" svg:x1="12.7cm" svg:y1="7.62cm" svg:x2="8.052cm" svg:y2="12.361cm" draw:start-shape="id1" draw:start-glue-point="7" draw:end-shape="id2" draw:end-glue-point="0" svg:d="m12700 7620-4648 4741">
          <text:p/>
        </draw:connector>
        <draw:connector draw:style-name="gr6" draw:text-style-name="P1" draw:layer="layout" draw:type="line" svg:x1="12.7cm" svg:y1="7.62cm" svg:x2="17.22cm" svg:y2="12.246cm" draw:start-shape="id1" draw:start-glue-point="7" draw:end-shape="id3" draw:end-glue-point="0" svg:d="m12700 7620 4520 4626">
          <text:p/>
        </draw:connector>
        <draw:frame draw:style-name="gr7" draw:text-style-name="P3" draw:layer="layout" svg:width="1.789cm" svg:height="1.165cm" svg:x="15.333cm" svg:y="9.947cm">
          <draw:text-box>
            <text:p text:style-name="P2"><text:span text:style-name="T1">100</text:span></text:p>
          </draw:text-box>
        </draw:frame>
        <draw:frame draw:style-name="gr7" draw:text-style-name="P3" draw:layer="layout" svg:width="1.789cm" svg:height="1.165cm" svg:x="8.214cm" svg:y="9.888cm">
          <draw:text-box>
            <text:p text:style-name="P2"><text:span text:style-name="T1">100</text:span></text:p>
          </draw:text-box>
        </draw:frame>
        <draw:frame draw:style-name="gr8" draw:text-style-name="P2" draw:layer="layout" svg:width="9.08cm" svg:height="5.517cm" svg:x="13.97cm" svg:y="2.287cm">
          <draw:text-box>
            <text:p/>
          </draw:text-box>
        </draw:frame>
        <draw:frame draw:style-name="gr9" draw:text-style-name="P4" draw:layer="layout" svg:width="4.202cm" svg:height="1.026cm" svg:x="19.001cm" svg:y="7.62cm">
          <draw:text-box>
            <text:p text:style-name="P2"><text:span text:style-name="T3"><text:s text:c="2"/></text:span><text:span text:style-name="T4"><text:s/></text:span><text:span text:style-name="T5">average fanout</text:span></text:p>
          </draw:text-box>
        </draw:frame>
        <draw:frame draw:style-name="gr9" draw:text-style-name="P4" draw:layer="layout" svg:width="2.847cm" svg:height="1.026cm" svg:x="22.557cm" svg:y="10.795cm">
          <draw:text-box>
            <text:p text:style-name="P2"><text:span text:style-name="T3"><text:s text:c="3"/></text:span><text:span text:style-name="T4">entities</text:span></text:p>
          </draw:text-box>
        </draw:frame>
        <draw:line draw:style-name="gr10" draw:text-style-name="P1" draw:layer="layout" svg:x1="23.495cm" svg:y1="12.065cm" svg:x2="20.955cm" svg:y2="13.97cm">
          <text:p/>
        </draw:line>
        <draw:line draw:style-name="gr11" draw:text-style-name="P1" draw:layer="layout" svg:x1="6.985cm" svg:y1="5.715cm" svg:x2="9.525cm" svg:y2="6.35cm">
          <text:p/>
        </draw:line>
        <draw:line draw:style-name="gr11" draw:text-style-name="P1" draw:layer="layout" svg:x1="20.955cm" svg:y1="8.89cm" svg:x2="17.145cm" svg:y2="10.16cm">
          <text:p/>
        </draw:line>
        <draw:frame draw:style-name="gr9" draw:text-style-name="P4" draw:layer="layout" svg:width="4.206cm" svg:height="1.737cm" svg:x="2.804cm" svg:y="4.445cm">
          <draw:text-box>
            <text:p text:style-name="P2"><text:span text:style-name="T3"><text:s text:c="3"/></text:span><text:span text:style-name="T4">collection</text:span></text:p>
            <text:p text:style-name="P2"><text:span text:style-name="T4">infrastructure</text:span></text:p>
          </draw:text-box>
        </draw:frame>
        <draw:frame draw:style-name="gr9" draw:text-style-name="P4" draw:layer="layout" svg:width="2.022cm" svg:height="1.026cm" svg:x="5.006cm" svg:y="18.024cm">
          <draw:text-box>
            <text:p text:style-name="P2"><text:span text:style-name="T3"><text:s text:c="2"/></text:span><text:span text:style-name="T6"><text:s/></text:span><text:span text:style-name="T5">count</text:span></text:p>
          </draw:text-box>
        </draw:frame>
        <draw:line draw:style-name="gr11" draw:text-style-name="P1" draw:layer="layout" svg:x1="6.35cm" svg:y1="17.78cm" svg:x2="6.35cm" svg:y2="15.24cm">
          <text:p/>
        </draw:line>
        <draw:frame draw:style-name="gr9" draw:text-style-name="P4" draw:layer="layout" svg:width="4.459cm" svg:height="1.026cm" svg:x="16.461cm" svg:y="17.78cm">
          <draw:text-box>
            <text:p text:style-name="P2"><text:span text:style-name="T3"><text:s text:c="2"/></text:span><text:span text:style-name="T5"><text:s/></text:span><text:span text:style-name="T5">bytes consumed</text:span></text:p>
          </draw:text-box>
        </draw:frame>
        <draw:line draw:style-name="gr11" draw:text-style-name="P1" draw:layer="layout" svg:x1="18.415cm" svg:y1="17.78cm" svg:x2="17.145cm" svg:y2="15.24cm">
          <text:p/>
        </draw:line>
        <presentation:notes draw:style-name="dp2">
          <draw:page-thumbnail draw:style-name="gr12" draw:layer="layout" svg:width="8.094cm" svg:height="10.476cm" svg:x="6.747cm" svg:y="2.123cm" draw:page-number="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95%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creation-date>2009-04-01T13:13:31</meta:creation-date>
    <dc:date>2012-05-18T11:13:35</dc:date>
    <dc:language>en-US</dc:language>
    <meta:editing-cycles>8</meta:editing-cycles>
    <meta:editing-duration>PT22M1S</meta:editing-duration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